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2">
      <style:text-properties style:font-name="Liberation Serif"/>
    </style:style>
    <style:style style:name="P2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1"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698122619"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998592668" text:style-name="L2">
              <text:list-item>
                <text:p text:style-name="P28"><text:span text:style-name="T6">П</text:span>олужирного</text:p>
              </text:list-item>
              <text:list-item>
                <text:p text:style-name="P28"><text:span text:style-name="T6">К</text:span>урсива</text:p>
              </text:list-item>
              <text:list-item>
                <text:p text:style-name="P28"><text:span text:style-name="T6">П</text:span>одчеркивания</text:p>
              </text:list-item>
              <text:list-item>
                <text:p text:style-name="P28"><text:span text:style-name="T6">З</text:span>ачеркивания</text:p>
              </text:list-item>
              <text:list-item>
                <text:p text:style-name="P28"><text:span text:style-name="T6">В</text:span>ерхн<text:span text:style-name="T6">ий</text:span> индекс</text:p>
              </text:list-item>
              <text:list-item>
                <text:p text:style-name="P28"><text:soft-page-break/><text:span text:style-name="T6">Н</text:span>ижн<text:span text:style-name="T6">ий</text:span> индекс</text:p>
              </text:list-item>
              <text:list-item>
                <text:p text:style-name="P28"><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2"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9H40M59S</meta:editing-duration>
    <meta:editing-cycles>745</meta:editing-cycles>
    <meta:generator>LibreOffice/6.1.4.2$Linux_X86_64 LibreOffice_project/9d0f32d1f0b509096fd65e0d4bec26ddd1938fd3</meta:generator>
    <dc:date>2019-04-07T17:49:50.823874894</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collapseToStart()
	getFirstTextInStyle("УДК")
	foundUDK = 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